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5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5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5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5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5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5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5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5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5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5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5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5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5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5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5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5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5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5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5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5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5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5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5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5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5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5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5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5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5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5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5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5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5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5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5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5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5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5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5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5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5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5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5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5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5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5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5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5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5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5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5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5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5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5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5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5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5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5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5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5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5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5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5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5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5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5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5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5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5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5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5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5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5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5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5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5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5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5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5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5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5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5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5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5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5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5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5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5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5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5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5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5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5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5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5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5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5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5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5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5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5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5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5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5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5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5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5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5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5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5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5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5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5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5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5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5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5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5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5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5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5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5-06-05 15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5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5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5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5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5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5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5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5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5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5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5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5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5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5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5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5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5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4056" calcext:value-type="float">
            <text:p>2.7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5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5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5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5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5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5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5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5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5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5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5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5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5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5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5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5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5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5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5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5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5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5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5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5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5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5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5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5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5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5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5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5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5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5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5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5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5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5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5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5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5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5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5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5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5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5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5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5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5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5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5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5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5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5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5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5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5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5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5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5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5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5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5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5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5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5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5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5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5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5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5-03-06 16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5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5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5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5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5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5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5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5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5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5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5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5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5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5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5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5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5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5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5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5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5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5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5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5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5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5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5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5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5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5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5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5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5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5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5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5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5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5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5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5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5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5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5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5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5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5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5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5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5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5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5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5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5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5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5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5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5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4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4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4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4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4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4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4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4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4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4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4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4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4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4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4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4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4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4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4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4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4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4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4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4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4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4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4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4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4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4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4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4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4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4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4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4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4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4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4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4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4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4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4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4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4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4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4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4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4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4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4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4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4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4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4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4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4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4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4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4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4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4-10-28 16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4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4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4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4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4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4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4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4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4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4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4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4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4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4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4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4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4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4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4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4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4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4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4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4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4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4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4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4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4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4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4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4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4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4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4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4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4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4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4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4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4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4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4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4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4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4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4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4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4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4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4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4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4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4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4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4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4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4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4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4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4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4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4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4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4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4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4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4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4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4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4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4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4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4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4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4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4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4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4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4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4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4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4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4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4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4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4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4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4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4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4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4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4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4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4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4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4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4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4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4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4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4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4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4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4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4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4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4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4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4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4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4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4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4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4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4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4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4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4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4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4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4-06-24 16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4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4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4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4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4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4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4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4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4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4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4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4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4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4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4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4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4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4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4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4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4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4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4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4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4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4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4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4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4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4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4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4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4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4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4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4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4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4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4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4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4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4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4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4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4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4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4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4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4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4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4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4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4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4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4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4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4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4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4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4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4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4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4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4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4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4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4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4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4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4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4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4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4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4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4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4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4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4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4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4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4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4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4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4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4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4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4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4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4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4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4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4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4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4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4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4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4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4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4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4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4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4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4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4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4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4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4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4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4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4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4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4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4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4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4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4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4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4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4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4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4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4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4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4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4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4-02-13 17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4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4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4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4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4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4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4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4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4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4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4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4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4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4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4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4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4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4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4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4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4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4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4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4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4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4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4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4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4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4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4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4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4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4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4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4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4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4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4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4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4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4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3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3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3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3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3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3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3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3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3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3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3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3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3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3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3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3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3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3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3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3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3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3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3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3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3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3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3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3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3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3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3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3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3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3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3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3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3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3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3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3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3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3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3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3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3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3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3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3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3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3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3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3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3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3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3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3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3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3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3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3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3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3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3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3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3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3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3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3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3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3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3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3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3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3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3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3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3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3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3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3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3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3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3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3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3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3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3-10-03 14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3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3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3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3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3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3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3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3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3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3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3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3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3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5016" calcext:value-type="float">
            <text:p>2.7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3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3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3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3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3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3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3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3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3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3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3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3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3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3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3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3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3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3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3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3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3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3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3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3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3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3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3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3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3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3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3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3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3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3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3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3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3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3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3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3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3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3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3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3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3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3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3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3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3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3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3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3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3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3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3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3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3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3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3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3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3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3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3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3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3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3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3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3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3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3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3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3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3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3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3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3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3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3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3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3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3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3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3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3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3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3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3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3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3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3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3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3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3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3-06-14 19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3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3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3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3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3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3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3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3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3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3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3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3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3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3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3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3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3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3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3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3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3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3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3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3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3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3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3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3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3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3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3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3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3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3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3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3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3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3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3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3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3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3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3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3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3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3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3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3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3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3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3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3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3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3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3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3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3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3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3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3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3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3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3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3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3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3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3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3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3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3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3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3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3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3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3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3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3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3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3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3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3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3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3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3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3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3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3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3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3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3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3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3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3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3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3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3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3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3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3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3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3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3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3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3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3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3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3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3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3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3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3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3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3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3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3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3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3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3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3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3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3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3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3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3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3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3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3-02-03 17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3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3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3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3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3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3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3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3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3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3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3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3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3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3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3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3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3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3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3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3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3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3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3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3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3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3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3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3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3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3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3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3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2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2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2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2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2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2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2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2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2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2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2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2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2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2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2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2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2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2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2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2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2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2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2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2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2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2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2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2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2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2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2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2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2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2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2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2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2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2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2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2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2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2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2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2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2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2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2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2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2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2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2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2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2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2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2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2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2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2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2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2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2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2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2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2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2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2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2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2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2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2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2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2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2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2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2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2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2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2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2-10-11 18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2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2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2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2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2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2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2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2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2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2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2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2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2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2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2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2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2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2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2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2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2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2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2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2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2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2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2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2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2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2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2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2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2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2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2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2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2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2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2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2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2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2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2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2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2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2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2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2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2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2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2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2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2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2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2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2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2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2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2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2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2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2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2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2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2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2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2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2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2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2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2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2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2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2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2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2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2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2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2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2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2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2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2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2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2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2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2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2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2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2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2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2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2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2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2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2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2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2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2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2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2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2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2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2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2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2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2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2-06-21 16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2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2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2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2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2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2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2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2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2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2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2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2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2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2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2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2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2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2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2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2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2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2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2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2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2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2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2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2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2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2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2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2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2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2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2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2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2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2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2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2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2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2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2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2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2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2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2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2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2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2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2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2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2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2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2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2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2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2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2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2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2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2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2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2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2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2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2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2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2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2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2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2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2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2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2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2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2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2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2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2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2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2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2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2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2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2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2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2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2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2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2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2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2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2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2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2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2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2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2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2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2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2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2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2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2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2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2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2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2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2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2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2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2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2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2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2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2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2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2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2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2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2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2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2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2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2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2-02-10 1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2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2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2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2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2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2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2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2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2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2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2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2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2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2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2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2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2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2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2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2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2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2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2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2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2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2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2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2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2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2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2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2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2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2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2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2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2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2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2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1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1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1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1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1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1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1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1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1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1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1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1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1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1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1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1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1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1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1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1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1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1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1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1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1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1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1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1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1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1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1-11-30 16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1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1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1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1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1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1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1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1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1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1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1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1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1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1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1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1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1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1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1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1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1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1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1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1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1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1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1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1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1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1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1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1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1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1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1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1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1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1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1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1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1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1-10-14 18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1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1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1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1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1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1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1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1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1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1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1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1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1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1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1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1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1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1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1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1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1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1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1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1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1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1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1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1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1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1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1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1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1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1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1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1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1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1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1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1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1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1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1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1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4056" calcext:value-type="float">
            <text:p>2.7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1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4056" calcext:value-type="float">
            <text:p>2.7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1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1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1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1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1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1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1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1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1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1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1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1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1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1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1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1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1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1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344" calcext:value-type="float">
            <text:p>2.7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1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1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1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1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1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1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1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1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1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1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1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1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1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1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1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1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1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1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1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1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1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1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1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1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1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1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1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1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1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1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1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1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1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1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1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1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1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1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1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1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1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1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1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1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1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1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1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1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1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1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1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1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1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1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1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1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1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1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1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1-06-09 15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1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1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1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1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1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1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1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1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1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1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1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1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1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1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1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1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1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1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1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1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1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1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1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1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1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1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1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1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1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1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1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1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1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1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1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1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1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1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1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1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1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1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1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1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1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1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1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1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1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1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1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1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1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1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1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1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1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1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1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1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1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1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1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1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1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1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1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1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1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1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1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1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1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1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1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1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1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1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1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1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1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1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1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1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1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1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1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1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1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1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1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1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1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1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1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1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1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1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1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1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1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1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1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1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1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1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1-02-18 15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1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1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1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1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1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1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1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1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1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1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1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1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1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1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1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1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1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1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1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1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1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1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1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1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1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1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1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1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1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1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1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1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1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1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1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1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1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1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1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1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1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1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1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1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1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1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1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064581818182" calcext:value-type="float">
            <text:p>1.980645818181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885296551724" calcext:value-type="float">
            <text:p>2.27885296551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3206" calcext:value-type="float">
            <text:p>2.2832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828303448276" calcext:value-type="float">
            <text:p>2.23828303448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2048" calcext:value-type="float">
            <text:p>2.16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46136" calcext:value-type="float">
            <text:p>2.064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204303448276" calcext:value-type="float">
            <text:p>1.84204303448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69536" calcext:value-type="float">
            <text:p>1.73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507696551724" calcext:value-type="float">
            <text:p>1.78507696551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22672" calcext:value-type="float">
            <text:p>1.782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652885714286" calcext:value-type="float">
            <text:p>1.836528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75224" calcext:value-type="float">
            <text:p>1.817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27215483871" calcext:value-type="float">
            <text:p>1.692721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5384" calcext:value-type="float">
            <text:p>1.69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663716129032" calcext:value-type="float">
            <text:p>1.656637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51784" calcext:value-type="float">
            <text:p>1.605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46503225807" calcext:value-type="float">
            <text:p>1.5084650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74864516129" calcext:value-type="float">
            <text:p>1.368748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99616" calcext:value-type="float">
            <text:p>1.41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784619354839" calcext:value-type="float">
            <text:p>1.497846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66848" calcext:value-type="float">
            <text:p>1.516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947741935484" calcext:value-type="float">
            <text:p>1.349477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76814285714" calcext:value-type="float">
            <text:p>1.682768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340412903226" calcext:value-type="float">
            <text:p>1.623404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95096774194" calcext:value-type="float">
            <text:p>1.819950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86856" calcext:value-type="float">
            <text:p>1.878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605561290323" calcext:value-type="float">
            <text:p>1.846055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70144" calcext:value-type="float">
            <text:p>1.817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072619354839" calcext:value-type="float">
            <text:p>1.680726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92464516129" calcext:value-type="float">
            <text:p>1.633924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3696" calcext:value-type="float">
            <text:p>1.63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29006451613" calcext:value-type="float">
            <text:p>1.706290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2864" calcext:value-type="float">
            <text:p>1.83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42655483871" calcext:value-type="float">
            <text:p>1.854265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005685714286" calcext:value-type="float">
            <text:p>1.870056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721225806452" calcext:value-type="float">
            <text:p>1.907212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84258064516" calcext:value-type="float">
            <text:p>1.972842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6072" calcext:value-type="float">
            <text:p>1.962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97393548387" calcext:value-type="float">
            <text:p>1.929973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2752" calcext:value-type="float">
            <text:p>2.100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382012903226" calcext:value-type="float">
            <text:p>1.903820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066219354839" calcext:value-type="float">
            <text:p>1.930662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4972" calcext:value-type="float">
            <text:p>1.934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79767741936" calcext:value-type="float">
            <text:p>1.834797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85024" calcext:value-type="float">
            <text:p>2.038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842374193548" calcext:value-type="float">
            <text:p>2.038423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067557142857" calcext:value-type="float">
            <text:p>2.030675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773548387097" calcext:value-type="float">
            <text:p>2.037735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05470967742" calcext:value-type="float">
            <text:p>2.060054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98384" calcext:value-type="float">
            <text:p>2.059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45148387097" calcext:value-type="float">
            <text:p>2.051451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17208" calcext:value-type="float">
            <text:p>1.931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138825806452" calcext:value-type="float">
            <text:p>1.791388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073780645161" calcext:value-type="float">
            <text:p>1.650737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00576" calcext:value-type="float">
            <text:p>1.680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97775483871" calcext:value-type="float">
            <text:p>1.759777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86904" calcext:value-type="float">
            <text:p>2.018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833109677419" calcext:value-type="float">
            <text:p>2.108331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939586206896" calcext:value-type="float">
            <text:p>2.1293958620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328180645161" calcext:value-type="float">
            <text:p>2.193281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38270967742" calcext:value-type="float">
            <text:p>2.398382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68328" calcext:value-type="float">
            <text:p>2.446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793432258065" calcext:value-type="float">
            <text:p>2.497934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74856" calcext:value-type="float">
            <text:p>2.437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03303225807" calcext:value-type="float">
            <text:p>2.2430330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26344" calcext:value-type="float">
            <text:p>2.332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368051612903" calcext:value-type="float">
            <text:p>2.433680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61368" calcext:value-type="float">
            <text:p>2.466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340283870968" calcext:value-type="float">
            <text:p>2.473402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323428571429" calcext:value-type="float">
            <text:p>2.473234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43455483871" calcext:value-type="float">
            <text:p>2.494345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864851612903" calcext:value-type="float">
            <text:p>2.558648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1704" calcext:value-type="float">
            <text:p>2.557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390012903226" calcext:value-type="float">
            <text:p>2.543900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72976" calcext:value-type="float">
            <text:p>2.457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346658064516" calcext:value-type="float">
            <text:p>2.393466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869793548387" calcext:value-type="float">
            <text:p>2.388697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69088" calcext:value-type="float">
            <text:p>2.546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97625806452" calcext:value-type="float">
            <text:p>2.685976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0488" calcext:value-type="float">
            <text:p>2.651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737303225806" calcext:value-type="float">
            <text:p>2.6773730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255171428571" calcext:value-type="float">
            <text:p>2.6725517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13238709677" calcext:value-type="float">
            <text:p>2.706132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95504516129" calcext:value-type="float">
            <text:p>2.769550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36648" calcext:value-type="float">
            <text:p>2.75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144748387097" calcext:value-type="float">
            <text:p>2.781447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6032" calcext:value-type="float">
            <text:p>2.79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1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426425806452" calcext:value-type="float">
            <text:p>2.704264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320025806452" calcext:value-type="float">
            <text:p>2.573200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1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80464" calcext:value-type="float">
            <text:p>2.708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751458064516" calcext:value-type="float">
            <text:p>2.777514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49272" calcext:value-type="float">
            <text:p>2.744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785006451613" calcext:value-type="float">
            <text:p>2.757850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1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8346" calcext:value-type="float">
            <text:p>2.7683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839948387097" calcext:value-type="float">
            <text:p>2.778399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1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359922580645" calcext:value-type="float">
            <text:p>2.643599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1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38936" calcext:value-type="float">
            <text:p>2.653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1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479638709677" calcext:value-type="float">
            <text:p>2.684796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1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9936" calcext:value-type="float">
            <text:p>2.691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1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76929032258" calcext:value-type="float">
            <text:p>2.627769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1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672258064516" calcext:value-type="float">
            <text:p>2.536722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1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41" calcext:value-type="float">
            <text:p>2.32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1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27870967742" calcext:value-type="float">
            <text:p>2.328278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1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9496" calcext:value-type="float">
            <text:p>2.212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54387096774" calcext:value-type="float">
            <text:p>2.151543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1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071668965517" calcext:value-type="float">
            <text:p>2.160716689655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1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098283870968" calcext:value-type="float">
            <text:p>2.160982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1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4584516129" calcext:value-type="float">
            <text:p>2.033458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1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04328" calcext:value-type="float">
            <text:p>2.040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1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64696774193" calcext:value-type="float">
            <text:p>2.054646967741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1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1736" calcext:value-type="float">
            <text:p>2.100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1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419019354839" calcext:value-type="float">
            <text:p>1.964190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1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91793548387" calcext:value-type="float">
            <text:p>1.862917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1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00164" calcext:value-type="float">
            <text:p>1.9600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1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405406451613" calcext:value-type="float">
            <text:p>2.104054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1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434" calcext:value-type="float">
            <text:p>2.075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1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70064516129" calcext:value-type="float">
            <text:p>2.127700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1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126" calcext:value-type="float">
            <text:p>2.1511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1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46632258065" calcext:value-type="float">
            <text:p>2.182466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1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903096774193" calcext:value-type="float">
            <text:p>2.079030967741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1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4736" calcext:value-type="float">
            <text:p>2.087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1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729870967742" calcext:value-type="float">
            <text:p>2.107298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1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3408" calcext:value-type="float">
            <text:p>2.066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1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345277419355" calcext:value-type="float">
            <text:p>1.963452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1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99561290323" calcext:value-type="float">
            <text:p>1.746995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1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57324" calcext:value-type="float">
            <text:p>1.4657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1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99690322581" calcext:value-type="float">
            <text:p>1.658996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1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00832" calcext:value-type="float">
            <text:p>1.580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1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70104516129" calcext:value-type="float">
            <text:p>1.497010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1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855742857143" calcext:value-type="float">
            <text:p>1.738557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1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109058064516" calcext:value-type="float">
            <text:p>1.671090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0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9024" calcext:value-type="float">
            <text:p>1.58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0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1448" calcext:value-type="float">
            <text:p>1.51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0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02964" calcext:value-type="float">
            <text:p>1.660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0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952218181818" calcext:value-type="float">
            <text:p>1.64952218181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0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688981818182" calcext:value-type="float">
            <text:p>1.646889818181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0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91004" calcext:value-type="float">
            <text:p>1.4891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0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450813793103" calcext:value-type="float">
            <text:p>1.674508137931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0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03462068966" calcext:value-type="float">
            <text:p>1.709034620689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0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03971428571" calcext:value-type="float">
            <text:p>1.6240397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0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339751724138" calcext:value-type="float">
            <text:p>1.643397517241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0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925" calcext:value-type="float">
            <text:p>1.619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0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1635862069" calcext:value-type="float">
            <text:p>1.62416358620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0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052" calcext:value-type="float">
            <text:p>1.62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0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55188" calcext:value-type="float">
            <text:p>1.5855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0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606180645161" calcext:value-type="float">
            <text:p>1.576061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0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58664" calcext:value-type="float">
            <text:p>1.775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0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477767741936" calcext:value-type="float">
            <text:p>1.674777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0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520877419355" calcext:value-type="float">
            <text:p>1.535208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0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2444" calcext:value-type="float">
            <text:p>1.3712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0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34735483871" calcext:value-type="float">
            <text:p>1.304347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0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42256" calcext:value-type="float">
            <text:p>1.754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0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0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327393103448" calcext:value-type="float">
            <text:p>1.863273931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0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350787096774" calcext:value-type="float">
            <text:p>1.863507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0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032967741936" calcext:value-type="float">
            <text:p>1.900329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0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57392" calcext:value-type="float">
            <text:p>1.875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0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502322580645" calcext:value-type="float">
            <text:p>1.845023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0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91176" calcext:value-type="float">
            <text:p>1.779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0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39896774194" calcext:value-type="float">
            <text:p>1.594398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0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526658064516" calcext:value-type="float">
            <text:p>1.555266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0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91004" calcext:value-type="float">
            <text:p>1.4891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0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34051612903" calcext:value-type="float">
            <text:p>1.618340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0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2764" calcext:value-type="float">
            <text:p>1.6272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0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808851612903" calcext:value-type="float">
            <text:p>1.888088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0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76514285714" calcext:value-type="float">
            <text:p>2.039765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0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899612903226" calcext:value-type="float">
            <text:p>2.168996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0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23974193548" calcext:value-type="float">
            <text:p>2.471239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0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571933333333" calcext:value-type="float">
            <text:p>2.49571933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0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557458064516" calcext:value-type="float">
            <text:p>2.495574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0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86896" calcext:value-type="float">
            <text:p>2.418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0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750941935484" calcext:value-type="float">
            <text:p>2.367509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0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86055483871" calcext:value-type="float">
            <text:p>2.288605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0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92784" calcext:value-type="float">
            <text:p>2.659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0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80116129032" calcext:value-type="float">
            <text:p>2.587801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0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26468" calcext:value-type="float">
            <text:p>2.4826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0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239935483871" calcext:value-type="float">
            <text:p>2.482399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0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912742857143" calcext:value-type="float">
            <text:p>2.489127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0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31896774194" calcext:value-type="float">
            <text:p>2.478318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0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661290322581" calcext:value-type="float">
            <text:p>2.396612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0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49152" calcext:value-type="float">
            <text:p>2.394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0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459251612903" calcext:value-type="float">
            <text:p>2.364592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0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73173333333" calcext:value-type="float">
            <text:p>2.26473173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0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392387096774" calcext:value-type="float">
            <text:p>2.143923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0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994477419355" calcext:value-type="float">
            <text:p>2.089944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0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264346666667" calcext:value-type="float">
            <text:p>2.0326434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0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82941935484" calcext:value-type="float">
            <text:p>2.133829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0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40986666667" calcext:value-type="float">
            <text:p>2.2464098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0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969574193548" calcext:value-type="float">
            <text:p>2.309695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0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96114285714" calcext:value-type="float">
            <text:p>2.337961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0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436696774194" calcext:value-type="float">
            <text:p>2.354366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0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248516129032" calcext:value-type="float">
            <text:p>2.472485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0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34088" calcext:value-type="float">
            <text:p>2.483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0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028541935484" calcext:value-type="float">
            <text:p>2.480285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0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50776" calcext:value-type="float">
            <text:p>2.475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0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796051612903" calcext:value-type="float">
            <text:p>2.387960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0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588412903226" calcext:value-type="float">
            <text:p>2.415884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0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81784" calcext:value-type="float">
            <text:p>2.74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0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33504516129" calcext:value-type="float">
            <text:p>2.693350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0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36828" calcext:value-type="float">
            <text:p>2.6436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0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255819354839" calcext:value-type="float">
            <text:p>2.622558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0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3395862069" calcext:value-type="float">
            <text:p>2.65133958620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0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008851612903" calcext:value-type="float">
            <text:p>2.650088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0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425290322581" calcext:value-type="float">
            <text:p>2.564252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0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732" calcext:value-type="float">
            <text:p>2.554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0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340851612903" calcext:value-type="float">
            <text:p>2.543408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0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24488" calcext:value-type="float">
            <text:p>2.422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0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719716129032" calcext:value-type="float">
            <text:p>2.327197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0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544490322581" calcext:value-type="float">
            <text:p>2.195444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0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5612" calcext:value-type="float">
            <text:p>2.3565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0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0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77828" calcext:value-type="float">
            <text:p>2.427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0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841161290323" calcext:value-type="float">
            <text:p>2.408411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0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600514285714" calcext:value-type="float">
            <text:p>2.436005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0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92916129032" calcext:value-type="float">
            <text:p>2.468929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0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307329032258" calcext:value-type="float">
            <text:p>2.393073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0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20552" calcext:value-type="float">
            <text:p>2.372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0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83329032258" calcext:value-type="float">
            <text:p>2.377833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0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4488" calcext:value-type="float">
            <text:p>2.295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0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767174193548" calcext:value-type="float">
            <text:p>2.117671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0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0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1052" calcext:value-type="float">
            <text:p>2.321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0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690219354839" calcext:value-type="float">
            <text:p>2.326902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0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2408" calcext:value-type="float">
            <text:p>2.282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0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625741935484" calcext:value-type="float">
            <text:p>2.256257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0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43342857143" calcext:value-type="float">
            <text:p>2.270433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0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250090322581" calcext:value-type="float">
            <text:p>2.262500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0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0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7784" calcext:value-type="float">
            <text:p>2.087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0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18722580645" calcext:value-type="float">
            <text:p>2.014187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0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41" calcext:value-type="float">
            <text:p>1.883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0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28090322581" calcext:value-type="float">
            <text:p>1.645280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0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845316129032" calcext:value-type="float">
            <text:p>1.708453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0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7766" calcext:value-type="float">
            <text:p>1.937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0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73935483871" calcext:value-type="float">
            <text:p>1.773739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0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34" calcext:value-type="float">
            <text:p>1.831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0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28103225806" calcext:value-type="float">
            <text:p>1.9412810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0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581671428571" calcext:value-type="float">
            <text:p>2.1258167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0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031483870968" calcext:value-type="float">
            <text:p>2.150314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0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410890322581" calcext:value-type="float">
            <text:p>2.174108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0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46744" calcext:value-type="float">
            <text:p>2.144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0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89032258064" calcext:value-type="float">
            <text:p>2.1458903225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0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0472" calcext:value-type="float">
            <text:p>2.054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0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129290322581" calcext:value-type="float">
            <text:p>1.741292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0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8184516129" calcext:value-type="float">
            <text:p>1.865818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0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28584" calcext:value-type="float">
            <text:p>2.092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0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726683870968" calcext:value-type="float">
            <text:p>2.147266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0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15528" calcext:value-type="float">
            <text:p>2.111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0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333987096774" calcext:value-type="float">
            <text:p>2.043339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0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709986206896" calcext:value-type="float">
            <text:p>2.0470998620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717099460501</text:p>
          </table:table-cell>
          <table:table-cell office:value-type="string" calcext:value-type="string">
            <text:p>200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612180645161" calcext:value-type="float">
            <text:p>2.056121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58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1946" meta:object-count="0"/>
    <meta:user-defined meta:name="AppVersion">3.0</meta:user-defined>
  </office:meta>
</office:document-meta>
</file>